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12.338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5.186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3.21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6376" table:default-cell-style-name="Default"/>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16380"/>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table:style-name="ce3" office:value-type="string" calcext:value-type="string">
            <text:p><text:span text:style-name="T1"><text:a xlink:href="https://github.com/Perkedel/Lah-Mboh" xlink:type="simple">https://github.com/Perkedel/Lah-Mboh</text:a></text:span></text:p>
          </table:table-cell>
          <table:table-cell table:style-name="ce3" office:value-type="string" calcext:value-type="string">
            <text:p>GITHBMBOH</text:p>
          </table:table-cell>
          <table:table-cell table:style-name="ce3" office:value-type="string" calcext:value-type="string">
            <text:p>Source Code URL</text:p>
          </table:table-cell>
          <table:table-cell table:style-name="ce3" table:number-columns-repeated="16381"/>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table:style-name="ce3" office:value-type="string" calcext:value-type="string">
            <text:p>Welcome home</text:p>
          </table:table-cell>
          <table:table-cell table:style-name="ce3" office:value-type="string" calcext:value-type="string">
            <text:p>WELCOMEHOME</text:p>
          </table:table-cell>
          <table:table-cell table:style-name="ce3" office:value-type="string" calcext:value-type="string">
            <text:p>Greeting sensor</text:p>
          </table:table-cell>
          <table:table-cell table:style-name="ce3" office:value-type="string" calcext:value-type="string">
            <text:p>Selamat datang kembali</text:p>
          </table:table-cell>
          <table:table-cell table:style-name="ce3" table:number-columns-repeated="16380"/>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16380"/>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16380"/>
        </table:table-row>
        <table:table-row table:style-name="ro2">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16380"/>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16380"/>
        </table:table-row>
        <table:table-row table:style-name="ro3">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16380"/>
        </table:table-row>
        <table:table-row table:style-name="ro4">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16380"/>
        </table:table-row>
        <table:table-row table:style-name="ro5">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16380"/>
        </table:table-row>
        <table:table-row table:style-name="ro6">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16380"/>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16380"/>
        </table:table-row>
        <table:table-row table:style-name="ro7">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16380"/>
        </table:table-row>
        <table:table-row table:style-name="ro8">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16380"/>
        </table:table-row>
        <table:table-row table:style-name="ro8">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16380"/>
        </table:table-row>
        <table:table-row table:style-name="ro9">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16380"/>
        </table:table-row>
        <table:table-row table:style-name="ro8">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16380"/>
        </table:table-row>
        <table:table-row table:style-name="ro9">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16380"/>
        </table:table-row>
        <table:table-row table:style-name="ro9">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16380"/>
        </table:table-row>
        <table:table-row table:style-name="ro8">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16380"/>
        </table:table-row>
        <table:table-row table:style-name="ro9">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16380"/>
        </table:table-row>
        <table:table-row table:style-name="ro5">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16380"/>
        </table:table-row>
        <table:table-row table:style-name="ro9">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16380"/>
        </table:table-row>
        <table:table-row table:style-name="ro2">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16380"/>
        </table:table-row>
        <table:table-row table:style-name="ro6">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16380"/>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11">00/00/0000</text:date>, <text:time style:data-style-name="N2" text:time-value="06:35:24.279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date>2025-02-11T06:45:30.046000000</dc:date>
    <meta:editing-duration>P1DT42M</meta:editing-duration>
    <meta:editing-cycles>77</meta:editing-cycles>
    <dc:description>Translation file for Lah-Mboh Mod</dc:description>
    <dc:rights>Perkedel Technologies</dc:rights>
    <dc:title>Lah-Mboh Doom mod translation</dc:title>
    <meta:document-statistic meta:table-count="1" meta:cell-count="121" meta:object-count="0"/>
  </office:meta>
</office:document-meta>
</file>